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ign up for JULES ASM</text:p>
          </table:table-cell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on Jasmin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mailing list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ich: UK ESM kick off meeting; Next week; August</text:p>
          </table:table-cell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Monsoon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21:08.77086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10T09:33:05.496918856</dc:date>
    <meta:editing-duration>P55DT4H32M7S</meta:editing-duration>
    <meta:editing-cycles>83</meta:editing-cycles>
    <meta:generator>LibreOffice/4.3.7.2$Linux_X86_64 LibreOffice_project/430$Build-2</meta:generator>
    <meta:document-statistic meta:table-count="2" meta:cell-count="37" meta:object-count="0"/>
  </office:meta>
</office:document-meta>
</file>